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cd06" officeooo:paragraph-rsid="0012cd06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2cd06" officeooo:paragraph-rsid="0012cd0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2cd06" officeooo:paragraph-rsid="0012cd06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bold" officeooo:rsid="0012cd06" officeooo:paragraph-rsid="0012cd0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cd06" officeooo:paragraph-rsid="0012cd0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12cd06" officeooo:paragraph-rsid="0012cd06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e773" officeooo:paragraph-rsid="0017e77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cd06" officeooo:paragraph-rsid="0012cd0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bold" officeooo:rsid="0012cd06" officeooo:paragraph-rsid="0012cd06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eb78" style:font-weight-asian="bold" style:font-weight-complex="bold"/>
    </style:style>
    <style:style style:name="T3" style:family="text">
      <style:text-properties fo:font-weight="bold" officeooo:rsid="0017e773" style:font-weight-asian="bold" style:font-weight-complex="bold"/>
    </style:style>
    <style:style style:name="T4" style:family="text">
      <style:text-properties officeooo:rsid="0015f619"/>
    </style:style>
    <style:style style:name="T5" style:family="text">
      <style:text-properties officeooo:rsid="0017e773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Department of CSE, IIT (BHU)</text:p>
      <text:p text:style-name="P2"/>
      <text:p text:style-name="P3">Undergraduate Project Plan</text:p>
      <text:p text:style-name="P3"/>
      <text:p text:style-name="P3"/>
      <text:p text:style-name="P5"><text:span text:style-name="T1">Title: </text:span><text:span text:style-name="T3">Network Intrusion Detection in an Adversarial Setting</text:span></text:p>
      <text:p text:style-name="P5"/>
      <text:p text:style-name="P5"><text:span text:style-name="T1">Team: </text:span>Name - <text:span text:style-name="T5">Shreyansh Singh<text:tab/><text:tab/><text:tab/><text:tab/></text:span> Roll No - <text:span text:style-name="T5">16075052</text:span></text:p>
      <text:p text:style-name="P5"/>
      <text:p text:style-name="P5"><text:span text:style-name="T1">Supervisor</text:span><text:span text:style-name="T2">(s)</text:span><text:span text:style-name="T1">:</text:span> <text:span text:style-name="T5">Prof. K.K. Shukla</text:span></text:p>
      <text:p text:style-name="P5"/>
      <text:p text:style-name="P6">Objective:</text:p>
      <text:p text:style-name="P5"><text:s/><text:span text:style-name="T5">To break classifiers trained for Network Intrusion Detection by supplying them with Adversarial examples.</text:span></text:p>
      <text:p text:style-name="P5"/>
      <text:p text:style-name="P6">Deliverables / Achievables:</text:p>
      <text:p text:style-name="P7">To learn about ML and DL being used for Network Intrusion Detection Systems (NIDS). Learning about various attack techniques for genearting adversarial examples.</text:p>
      <text:p text:style-name="P5"/>
      <text:p text:style-name="P6">Work Plan:</text:p>
      <text:p text:style-name="P6">I. Week-wise/ Month-wise plan for Semester VI</text:p>
      <text:p text:style-name="P5"/>
      <text:p text:style-name="P7">1<text:span text:style-name="T6">st</text:span> Month – Literature survey on applying ML to the NSL-KDD dataset, a dataset used for training models for NIDS</text:p>
      <text:p text:style-name="P7">2<text:span text:style-name="T6">nd</text:span> Month – Learning about different Adversarial attack techniques</text:p>
      <text:p text:style-name="P7">3<text:span text:style-name="T6">rd</text:span> Month – Implementing ML and DL models for NIDS</text:p>
      <text:p text:style-name="P7">4<text:span text:style-name="T6">th</text:span> Month – Applying adversarial attacks and generating adversarial examples</text:p>
      <text:p text:style-name="P5"/>
      <text:p text:style-name="P5"/>
      <text:p text:style-name="P6">II. Broad overview plan for Semester VII</text:p>
      <text:p text:style-name="P7">Techniques for making the models more robust aginst Adversarial examples.</text:p>
      <text:p text:style-name="P5"/>
      <text:p text:style-name="P5"/>
      <text:p text:style-name="P5">I plan to work according to the above plan. </text:p>
      <text:p text:style-name="P5"/>
      <text:p text:style-name="P5">Signature of students <text:span text:style-name="T4">with</text:span> <text:span text:style-name="T4">name,</text:span>:</text:p>
      <text:p text:style-name="P5"/>
      <text:p text:style-name="P5">1. </text:p>
      <text:p text:style-name="P5"/>
      <text:p text:style-name="P5">The above plan is approved.</text:p>
      <text:p text:style-name="P5"/>
      <text:p text:style-name="P5">Signature of Supervisor(s) <text:span text:style-name="T4">with date ___________________________________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3:48:30.306983797</meta:creation-date>
    <dc:date>2019-01-13T23:43:58.300195610</dc:date>
    <meta:editing-duration>PT1H56M51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67" meta:character-count="1152" meta:non-whitespace-character-count="996"/>
  </office:meta>
</office:document-meta>
</file>